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text-properties fo:color="#d4d4d4" style:font-name="Droid Sans Mono" fo:font-size="10.5pt" style:text-underline-style="solid" style:text-underline-width="auto" style:text-underline-color="font-color" fo:font-weight="normal" officeooo:rsid="001a0923" officeooo:paragraph-rsid="001a0923" fo:background-color="#1e1e1e"/>
    </style:style>
    <style:style style:name="P3" style:family="paragraph" style:parent-style-name="Standard">
      <style:text-properties fo:color="#d4d4d4" style:font-name="Droid Sans Mono" fo:font-size="10.5pt" style:text-underline-style="solid" style:text-underline-width="auto" style:text-underline-color="font-color" fo:font-weight="normal" officeooo:rsid="001c4f54" officeooo:paragraph-rsid="001c4f54" fo:background-color="#1e1e1e"/>
    </style:style>
    <style:style style:name="P4" style:family="paragraph" style:parent-style-name="Standard">
      <style:text-properties fo:color="#d4d4d4" style:font-name="Droid Sans Mono" fo:font-size="10.5pt" style:text-underline-style="solid" style:text-underline-width="auto" style:text-underline-color="font-color" fo:font-weight="normal" officeooo:rsid="001db61f" officeooo:paragraph-rsid="001db61f" fo:background-color="#1e1e1e"/>
    </style:style>
    <style:style style:name="P5" style:family="paragraph" style:parent-style-name="Standard">
      <style:paragraph-properties style:line-height-at-least="0.198in"/>
      <style:text-properties fo:color="#d4d4d4" fo:background-color="#1e1e1e"/>
    </style:style>
    <style:style style:name="P6" style:family="paragraph" style:parent-style-name="Standard">
      <style:text-properties style:font-name="Droid Sans Mono" fo:font-size="10.5pt" style:text-underline-style="solid" style:text-underline-width="auto" style:text-underline-color="font-color" fo:font-weight="normal" officeooo:rsid="001c4f54" officeooo:paragraph-rsid="001c4f54"/>
    </style:style>
    <style:style style:name="P7" style:family="paragraph" style:parent-style-name="Standard">
      <style:text-properties style:font-name="Droid Sans Mono" fo:font-size="10.5pt" style:text-underline-style="solid" style:text-underline-width="auto" style:text-underline-color="font-color" fo:font-weight="normal" officeooo:rsid="001db61f" officeooo:paragraph-rsid="001db61f"/>
    </style:style>
    <style:style style:name="P8" style:family="paragraph" style:parent-style-name="Standard">
      <style:text-properties style:font-name="Droid Sans Mono" fo:font-size="10.5pt" style:text-underline-style="solid" style:text-underline-width="auto" style:text-underline-color="font-color" fo:font-weight="normal" officeooo:rsid="001db61f" officeooo:paragraph-rsid="001db61f"/>
    </style:style>
    <style:style style:name="P9" style:family="paragraph" style:parent-style-name="Standard">
      <style:text-properties style:font-name="Droid Sans Mono" fo:font-size="10.5pt" style:text-underline-style="solid" style:text-underline-width="auto" style:text-underline-color="font-color" fo:font-weight="normal" officeooo:rsid="001db61f" officeooo:paragraph-rsid="001ea306"/>
    </style:style>
    <style:style style:name="P10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11" style:family="paragraph" style:parent-style-name="Standard">
      <style:paragraph-properties style:line-height-at-least="0.198in"/>
      <style:text-properties fo:color="#d4d4d4" style:font-name="Droid Sans Mono" fo:font-size="10.5pt" fo:font-weight="normal" officeooo:paragraph-rsid="001ea306" fo:background-color="#1e1e1e"/>
    </style:style>
    <style:style style:name="P12" style:family="paragraph" style:parent-style-name="Standard">
      <style:paragraph-properties style:line-height-at-least="0.198in"/>
      <style:text-properties fo:color="#d4d4d4" fo:background-color="#1e1e1e"/>
    </style:style>
    <style:style style:name="P13" style:family="paragraph" style:parent-style-name="Standard">
      <style:paragraph-properties style:line-height-at-least="0.198in"/>
      <style:text-properties fo:color="#d4d4d4" officeooo:paragraph-rsid="001ea306" fo:background-color="#1e1e1e"/>
    </style:style>
    <style:style style:name="P14" style:family="paragraph" style:parent-style-name="Standard">
      <style:paragraph-properties style:line-height-at-least="0.198in"/>
    </style:style>
    <style:style style:name="P15" style:family="paragraph" style:parent-style-name="Standard">
      <style:paragraph-properties style:line-height-at-least="0.198in"/>
      <style:text-properties officeooo:paragraph-rsid="001ea306"/>
    </style:style>
    <style:style style:name="T1" style:family="text">
      <style:text-properties style:font-name="Droid Sans Mono" fo:font-size="10.5pt" fo:font-weight="normal"/>
    </style:style>
    <style:style style:name="T2" style:family="text">
      <style:text-properties fo:color="#569cd6"/>
    </style:style>
    <style:style style:name="T3" style:family="text">
      <style:text-properties fo:color="#569cd6" fo:background-color="#1e1e1e" loext:char-shading-value="0"/>
    </style:style>
    <style:style style:name="T4" style:family="text">
      <style:text-properties fo:color="#569cd6" style:font-name="Droid Sans Mono" fo:font-size="10.5pt" fo:font-weight="normal"/>
    </style:style>
    <style:style style:name="T5" style:family="text">
      <style:text-properties fo:color="#c586c0" style:font-name="Droid Sans Mono" fo:font-size="10.5pt" fo:font-weight="normal"/>
    </style:style>
    <style:style style:name="T6" style:family="text">
      <style:text-properties fo:color="#9cdcfe"/>
    </style:style>
    <style:style style:name="T7" style:family="text">
      <style:text-properties fo:color="#9cdcfe" style:font-name="Droid Sans Mono" fo:font-size="10.5pt" fo:font-weight="normal"/>
    </style:style>
    <style:style style:name="T8" style:family="text">
      <style:text-properties fo:color="#ce9178"/>
    </style:style>
    <style:style style:name="T9" style:family="text">
      <style:text-properties fo:color="#ce9178" style:font-name="Droid Sans Mono" fo:font-size="10.5pt" fo:font-weight="normal"/>
    </style:style>
    <style:style style:name="T10" style:family="text">
      <style:text-properties fo:color="#dcdcaa"/>
    </style:style>
    <style:style style:name="T11" style:family="text">
      <style:text-properties fo:color="#dcdcaa" style:font-name="Droid Sans Mono" fo:font-size="10.5pt" fo:font-weight="normal"/>
    </style:style>
    <style:style style:name="T12" style:family="text">
      <style:text-properties fo:color="#b5cea8"/>
    </style:style>
    <style:style style:name="T13" style:family="text">
      <style:text-properties officeooo:rsid="001db6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function</text:span> <text:span text:style-name="T10">excerpt</text:span>(<text:span text:style-name="T6">$content</text:span>,<text:span text:style-name="T6"> $limit</text:span>=<text:span text:style-name="T8">"50"</text:span>,<text:span text:style-name="T6"> $more</text:span>=<text:span text:style-name="T8">'[…]'</text:span>) {</text:p>
      <text:p text:style-name="P5">    <text:span text:style-name="T7">$excerpt</text:span><text:span text:style-name="T1"> = </text:span><text:span text:style-name="T11">explode</text:span><text:span text:style-name="T1">(</text:span><text:span text:style-name="T9">' '</text:span><text:span text:style-name="T1">, </text:span><text:span text:style-name="T7">$content</text:span><text:span text:style-name="T1">, </text:span><text:span text:style-name="T7">$limit</text:span><text:span text:style-name="T1">);</text:span></text:p>
      <text:p text:style-name="P5">    </text:p>
      <text:p text:style-name="P5">    <text:span text:style-name="T5">if</text:span><text:span text:style-name="T1"> (</text:span><text:span text:style-name="T11">count</text:span><text:span text:style-name="T1">(</text:span><text:span text:style-name="T7">$excerpt</text:span><text:span text:style-name="T1">)&gt;=</text:span><text:span text:style-name="T7">$limit</text:span><text:span text:style-name="T1">) {</text:span></text:p>
      <text:p text:style-name="P5">        <text:span text:style-name="T11">array_pop</text:span><text:span text:style-name="T1">(</text:span><text:span text:style-name="T7">$excerpt</text:span><text:span text:style-name="T1">);</text:span></text:p>
      <text:p text:style-name="P5">        <text:span text:style-name="T7">$excerpt</text:span><text:span text:style-name="T1"> = </text:span><text:span text:style-name="T11">implode</text:span><text:span text:style-name="T1">(</text:span><text:span text:style-name="T9">' '</text:span><text:span text:style-name="T1">,</text:span><text:span text:style-name="T7">$excerpt</text:span><text:span text:style-name="T1">).</text:span><text:span text:style-name="T7">$more</text:span><text:span text:style-name="T1">;</text:span></text:p>
      <text:p text:style-name="P5">    <text:span text:style-name="T1">} </text:span><text:span text:style-name="T5">else</text:span><text:span text:style-name="T1"> {</text:span></text:p>
      <text:p text:style-name="P5">        <text:span text:style-name="T7">$excerpt</text:span><text:span text:style-name="T1"> = </text:span><text:span text:style-name="T11">implode</text:span><text:span text:style-name="T1">(</text:span><text:span text:style-name="T9">' '</text:span><text:span text:style-name="T1">,</text:span><text:span text:style-name="T7">$excerpt</text:span><text:span text:style-name="T1">);</text:span></text:p>
      <text:p text:style-name="P5">    <text:span text:style-name="T1">}</text:span></text:p>
      <text:p text:style-name="P5">    <text:span text:style-name="T7">$excerpt</text:span><text:span text:style-name="T1"> = </text:span><text:span text:style-name="T11">preg_replace</text:span><text:span text:style-name="T1">(</text:span><text:span text:style-name="T9">'`[[^]]*]`'</text:span><text:span text:style-name="T1">,</text:span><text:span text:style-name="T9">''</text:span><text:span text:style-name="T1">,</text:span><text:span text:style-name="T7">$excerpt</text:span><text:span text:style-name="T1">);</text:span></text:p>
      <text:p text:style-name="P5">    <text:span text:style-name="T5">return</text:span><text:span text:style-name="T1"> </text:span><text:span text:style-name="T7">$excerpt</text:span><text:span text:style-name="T1">;</text:span></text:p>
      <text:p text:style-name="P1">}</text:p>
      <text:p text:style-name="P1"/>
      <text:p text:style-name="P6">sử dụng <text:span text:style-name="T13">cho title:</text:span></text:p>
      <text:p text:style-name="P3"><text:span text:style-name="T2">&lt;?php</text:span> <text:span text:style-name="T10">echo</text:span> <text:span text:style-name="T10">excerpt</text:span>(<text:span text:style-name="T6">$post</text:span>-&gt;<text:span text:style-name="T6">post_title</text:span>, <text:span text:style-name="T12">7</text:span>, <text:span text:style-name="T8">'...'</text:span>); <text:span text:style-name="T2">?&gt;</text:span></text:p>
      <text:p text:style-name="P6"><text:span text:style-name="T3">số 7 là số lượng từ cho ph</text:span>ép</text:p>
      <text:p text:style-name="P6"/>
      <text:p text:style-name="P7">sử dụng cho description.. nếu người dùng không nhập exep thì nó sẽ lấy tự động content có trong bài viết:</text:p>
      <text:p text:style-name="P4"> <text:span text:style-name="T2">&lt;?php</text:span> <text:span text:style-name="T10">echo</text:span> <text:span text:style-name="T10">excerpt</text:span>(<text:span text:style-name="T10">get_the_excerpt</text:span>(), <text:span text:style-name="T12">80</text:span>); <text:span text:style-name="T2">?&gt;</text:span></text:p>
      <text:p text:style-name="P7"/>
      <text:p text:style-name="P9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3:33:29.413883420</meta:creation-date>
    <dc:date>2019-11-05T11:54:29.700223027</dc:date>
    <meta:editing-duration>PT2H12M37S</meta:editing-duration>
    <meta:editing-cycles>8</meta:editing-cycles>
    <meta:generator>LibreOffice/6.2.7.1$Linux_X86_64 LibreOffice_project/20$Build-1</meta:generator>
    <meta:document-statistic meta:table-count="0" meta:image-count="0" meta:object-count="0" meta:page-count="1" meta:paragraph-count="17" meta:word-count="77" meta:character-count="593" meta:non-whitespace-character-count="479"/>
  </office:meta>
</office:document-meta>
</file>